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bd33" officeooo:paragraph-rsid="000bbd33"/>
    </style:style>
    <style:style style:name="P2" style:family="paragraph" style:parent-style-name="Standard">
      <style:text-properties fo:font-size="14pt" fo:font-weight="bold" officeooo:rsid="000bbd33" officeooo:paragraph-rsid="000bbd33" style:font-size-asian="14pt" style:font-weight-asian="bold" style:font-size-complex="14pt" style:font-weight-complex="bold"/>
    </style:style>
    <style:style style:name="P3" style:family="paragraph" style:parent-style-name="Standard">
      <style:text-properties fo:font-size="14pt" fo:font-weight="normal" officeooo:rsid="000e891c" officeooo:paragraph-rsid="000e891c" style:font-size-asian="14pt" style:font-weight-asian="normal" style:font-size-complex="14pt" style:font-weight-complex="normal"/>
    </style:style>
    <style:style style:name="P4" style:family="paragraph" style:parent-style-name="Standard">
      <style:text-properties officeooo:rsid="000c8535" officeooo:paragraph-rsid="000c8535"/>
    </style:style>
    <style:style style:name="P5" style:family="paragraph" style:parent-style-name="Standard">
      <style:paragraph-properties fo:text-align="justify" style:justify-single-word="false"/>
      <style:text-properties style:font-name="FreeMono" fo:font-size="12pt" fo:font-weight="normal" officeooo:rsid="000eaa49" officeooo:paragraph-rsid="0013bf5c" style:font-size-asian="10.5pt" style:font-weight-asian="normal" style:font-size-complex="12pt" style:font-weight-complex="normal"/>
    </style:style>
    <style:style style:name="P6" style:family="paragraph" style:parent-style-name="Standard" style:list-style-name="L6">
      <style:paragraph-properties fo:text-align="start" style:justify-single-word="false"/>
      <style:text-properties style:font-name="FreeMono" fo:font-size="12pt" fo:font-weight="normal" officeooo:rsid="000eaa49" officeooo:paragraph-rsid="0013bf5c" style:font-size-asian="10.5pt" style:font-weight-asian="normal" style:font-size-complex="12pt" style:font-weight-complex="normal"/>
    </style:style>
    <style:style style:name="P7" style:family="paragraph" style:parent-style-name="Standard">
      <style:text-properties style:font-name="FreeMono" fo:font-size="12pt" fo:font-weight="normal" officeooo:rsid="001e0f1a" officeooo:paragraph-rsid="001e0f1a" style:font-size-asian="10.5pt" style:font-weight-asian="normal" style:font-size-complex="12pt" style:font-weight-complex="normal"/>
    </style:style>
    <style:style style:name="P8" style:family="paragraph" style:parent-style-name="Standard">
      <style:text-properties style:font-name="FreeMono" fo:font-size="12pt" fo:font-style="italic" fo:font-weight="normal" officeooo:rsid="000bbd33" officeooo:paragraph-rsid="0010eb60" style:font-size-asian="10.5pt" style:font-style-asian="italic" style:font-weight-asian="normal" style:font-size-complex="12pt" style:font-style-complex="italic" style:font-weight-complex="normal"/>
    </style:style>
    <style:style style:name="P9" style:family="paragraph" style:parent-style-name="Standard" style:list-style-name="L3">
      <style:text-properties style:font-name="FreeMono" fo:font-size="12pt" fo:font-style="italic" fo:font-weight="bold" officeooo:rsid="000eaa49" officeooo:paragraph-rsid="000eaa49" style:font-size-asian="12pt" style:font-style-asian="italic" style:font-weight-asian="bold" style:font-size-complex="12pt" style:font-style-complex="italic" style:font-weight-complex="bold"/>
    </style:style>
    <style:style style:name="P10" style:family="paragraph" style:parent-style-name="Standard" style:list-style-name="L1">
      <style:text-properties style:font-name="FreeMono" fo:font-size="12pt" fo:font-style="italic" fo:font-weight="bold" officeooo:rsid="000bbd33" officeooo:paragraph-rsid="000bbd33" style:font-size-asian="10.5pt" style:font-style-asian="italic" style:font-weight-asian="bold" style:font-size-complex="12pt" style:font-style-complex="italic" style:font-weight-complex="bold"/>
    </style:style>
    <style:style style:name="P11" style:family="paragraph" style:parent-style-name="Standard" style:list-style-name="L2">
      <style:text-properties style:font-name="FreeMono" fo:font-size="12pt" fo:font-style="italic" fo:font-weight="bold" officeooo:rsid="000bbd33" officeooo:paragraph-rsid="0010eb60" style:font-size-asian="10.5pt" style:font-style-asian="italic" style:font-weight-asian="bold" style:font-size-complex="12pt" style:font-style-complex="italic" style:font-weight-complex="bold"/>
    </style:style>
    <style:style style:name="P12" style:family="paragraph" style:parent-style-name="Standard" style:list-style-name="L2">
      <style:text-properties style:font-name="FreeMono" fo:font-weight="bold" officeooo:rsid="000bbd33" officeooo:paragraph-rsid="000bbd33" style:font-weight-asian="bold" style:font-weight-complex="bold"/>
    </style:style>
    <style:style style:name="P13" style:family="paragraph" style:parent-style-name="Standard" style:list-style-name="L2">
      <style:text-properties style:font-name="FreeMono" fo:font-weight="bold" officeooo:rsid="000c8535" officeooo:paragraph-rsid="0010eb60" style:font-weight-asian="bold" style:font-weight-complex="bold"/>
    </style:style>
    <style:style style:name="P14" style:family="paragraph" style:parent-style-name="Standard" style:list-style-name="L2">
      <style:text-properties style:font-name="FreeMono" fo:font-weight="bold" officeooo:rsid="000c8535" officeooo:paragraph-rsid="000c8535" style:font-weight-asian="bold" style:font-weight-complex="bold"/>
    </style:style>
    <style:style style:name="P15" style:family="paragraph" style:parent-style-name="Standard">
      <style:paragraph-properties fo:text-align="justify" style:justify-single-word="false"/>
      <style:text-properties style:font-name="FreeMono" officeooo:rsid="00120f5e" officeooo:paragraph-rsid="00120f5e"/>
    </style:style>
    <style:style style:name="P16" style:family="paragraph" style:parent-style-name="Standard">
      <style:paragraph-properties fo:text-align="justify" style:justify-single-word="false"/>
      <style:text-properties style:font-name="FreeMono" fo:font-style="normal" officeooo:rsid="001e0f1a" officeooo:paragraph-rsid="001e0f1a" style:font-style-asian="normal" style:font-style-complex="normal"/>
    </style:style>
    <style:style style:name="P17" style:family="paragraph" style:parent-style-name="Standard">
      <style:paragraph-properties fo:text-align="justify" style:justify-single-word="false"/>
      <style:text-properties style:font-name="FreeMono" fo:font-style="normal" officeooo:rsid="002c5ed9" officeooo:paragraph-rsid="002c5ed9" style:font-style-asian="normal" style:font-style-complex="normal"/>
    </style:style>
    <style:style style:name="P18" style:family="paragraph" style:parent-style-name="Standard">
      <style:paragraph-properties fo:text-align="justify" style:justify-single-word="false"/>
      <style:text-properties style:font-name="FreeMono" fo:font-style="normal" officeooo:rsid="00312a54" officeooo:paragraph-rsid="00312a54" style:font-style-asian="normal" style:font-style-complex="normal"/>
    </style:style>
    <style:style style:name="P19" style:family="paragraph" style:parent-style-name="Standard">
      <style:paragraph-properties fo:text-align="justify" style:justify-single-word="false"/>
      <style:text-properties style:font-name="FreeMono" fo:font-style="normal" officeooo:rsid="003c4e82" officeooo:paragraph-rsid="003c4e82" style:font-style-asian="normal" style:font-style-complex="normal"/>
    </style:style>
    <style:style style:name="P20" style:family="paragraph" style:parent-style-name="Standard">
      <style:paragraph-properties fo:text-align="justify" style:justify-single-word="false"/>
      <style:text-properties style:font-name="FreeMono" fo:font-style="normal" officeooo:rsid="004887b4" officeooo:paragraph-rsid="004887b4" style:font-style-asian="normal" style:font-style-complex="normal"/>
    </style:style>
    <style:style style:name="P21" style:family="paragraph" style:parent-style-name="Standard">
      <style:text-properties style:font-name="FreeMono" fo:font-style="normal" officeooo:rsid="00516832" officeooo:paragraph-rsid="00516832" style:font-style-asian="normal" style:font-style-complex="normal"/>
    </style:style>
    <style:style style:name="P22" style:family="paragraph" style:parent-style-name="Standard">
      <style:paragraph-properties fo:text-align="justify" style:justify-single-word="false"/>
      <style:text-properties style:font-name="FreeMono" fo:font-style="normal" officeooo:rsid="00516832" officeooo:paragraph-rsid="00516832" style:font-style-asian="normal" style:font-style-complex="normal"/>
    </style:style>
    <style:style style:name="P23" style:family="paragraph" style:parent-style-name="Standard">
      <style:paragraph-properties fo:text-align="justify" style:justify-single-word="false"/>
      <style:text-properties style:font-name="FreeMono" fo:font-style="normal" fo:font-weight="normal" officeooo:rsid="00590c4c" officeooo:paragraph-rsid="00590c4c" style:font-style-asian="normal" style:font-weight-asian="normal" style:font-style-complex="normal" style:font-weight-complex="normal"/>
    </style:style>
    <style:style style:name="P24" style:family="paragraph" style:parent-style-name="Standard" style:list-style-name="L7">
      <style:text-properties style:font-name="FreeMono" fo:font-style="italic" fo:font-weight="bold" officeooo:rsid="00590c4c" officeooo:paragraph-rsid="00590c4c" style:font-style-asian="italic" style:font-weight-asian="bold" style:font-style-complex="italic" style:font-weight-complex="bold"/>
    </style:style>
    <style:style style:name="T1"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 style:family="text">
      <style:text-properties fo:font-size="12pt" fo:font-style="italic" style:font-size-asian="10.5pt" style:font-style-asian="italic" style:font-size-complex="12pt" style:font-style-complex="italic"/>
    </style:style>
    <style:style style:name="T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 style:family="text">
      <style:text-properties fo:font-size="12pt" fo:font-style="normal" fo:font-weight="normal" officeooo:rsid="00124303" style:font-size-asian="10.5pt" style:font-style-asian="normal" style:font-weight-asian="normal" style:font-size-complex="12pt" style:font-style-complex="normal" style:font-weight-complex="normal"/>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28c0b6" style:font-size-asian="10.5pt" style:font-weight-asian="normal" style:font-size-complex="12pt" style:font-weight-complex="normal"/>
    </style:style>
    <style:style style:name="T7" style:family="text">
      <style:text-properties fo:font-size="12pt" fo:font-weight="normal" officeooo:rsid="0029a10e" style:font-size-asian="10.5pt" style:font-weight-asian="normal" style:font-size-complex="12pt" style:font-weight-complex="normal"/>
    </style:style>
    <style:style style:name="T8" style:family="text">
      <style:text-properties fo:font-size="12pt" fo:font-weight="normal" officeooo:rsid="002aac76" style:font-size-asian="10.5pt" style:font-weight-asian="normal" style:font-size-complex="12pt" style:font-weight-complex="normal"/>
    </style:style>
    <style:style style:name="T9" style:family="text">
      <style:text-properties fo:font-size="12pt" fo:font-weight="normal" officeooo:rsid="002b6915" style:font-size-asian="10.5pt" style:font-weight-asian="normal" style:font-size-complex="12pt" style:font-weight-complex="normal"/>
    </style:style>
    <style:style style:name="T10" style:family="text">
      <style:text-properties fo:font-size="12pt" fo:font-weight="normal" officeooo:rsid="002e4049" style:font-size-asian="10.5pt" style:font-weight-asian="normal" style:font-size-complex="12pt" style:font-weight-complex="normal"/>
    </style:style>
    <style:style style:name="T11" style:family="text">
      <style:text-properties fo:font-size="12pt" fo:font-weight="normal" officeooo:rsid="002f60f7" style:font-size-asian="10.5pt" style:font-weight-asian="normal" style:font-size-complex="12pt" style:font-weight-complex="normal"/>
    </style:style>
    <style:style style:name="T12" style:family="text">
      <style:text-properties fo:font-size="12pt" fo:font-weight="normal" officeooo:rsid="002f6b99" style:font-size-asian="10.5pt" style:font-weight-asian="normal" style:font-size-complex="12pt" style:font-weight-complex="normal"/>
    </style:style>
    <style:style style:name="T13" style:family="text">
      <style:text-properties fo:font-size="12pt" fo:font-weight="normal" officeooo:rsid="0034410a" style:font-size-asian="10.5pt" style:font-weight-asian="normal" style:font-size-complex="12pt" style:font-weight-complex="normal"/>
    </style:style>
    <style:style style:name="T14" style:family="text">
      <style:text-properties fo:font-size="12pt" fo:font-weight="normal" officeooo:rsid="003623b7" style:font-size-asian="10.5pt" style:font-weight-asian="normal" style:font-size-complex="12pt" style:font-weight-complex="normal"/>
    </style:style>
    <style:style style:name="T15" style:family="text">
      <style:text-properties fo:font-size="12pt" fo:font-weight="normal" officeooo:rsid="00370e8c" style:font-size-asian="10.5pt" style:font-weight-asian="normal" style:font-size-complex="12pt" style:font-weight-complex="normal"/>
    </style:style>
    <style:style style:name="T16" style:family="text">
      <style:text-properties fo:font-size="12pt" fo:font-weight="normal" officeooo:rsid="003862ca" style:font-size-asian="10.5pt" style:font-weight-asian="normal" style:font-size-complex="12pt" style:font-weight-complex="normal"/>
    </style:style>
    <style:style style:name="T17" style:family="text">
      <style:text-properties fo:font-size="12pt" fo:font-weight="normal" officeooo:rsid="003889e6" style:font-size-asian="10.5pt" style:font-weight-asian="normal" style:font-size-complex="12pt" style:font-weight-complex="normal"/>
    </style:style>
    <style:style style:name="T18" style:family="text">
      <style:text-properties fo:font-size="12pt" fo:font-weight="normal" officeooo:rsid="003a5ac7" style:font-size-asian="10.5pt" style:font-weight-asian="normal" style:font-size-complex="12pt" style:font-weight-complex="normal"/>
    </style:style>
    <style:style style:name="T19" style:family="text">
      <style:text-properties fo:font-size="12pt" fo:font-weight="normal" officeooo:rsid="003e0124" style:font-size-asian="10.5pt" style:font-weight-asian="normal" style:font-size-complex="12pt" style:font-weight-complex="normal"/>
    </style:style>
    <style:style style:name="T20" style:family="text">
      <style:text-properties fo:font-size="12pt" fo:font-weight="normal" officeooo:rsid="003e0d6f" style:font-size-asian="10.5pt" style:font-weight-asian="normal" style:font-size-complex="12pt" style:font-weight-complex="normal"/>
    </style:style>
    <style:style style:name="T21" style:family="text">
      <style:text-properties fo:font-size="12pt" fo:font-weight="normal" officeooo:rsid="003eed28" style:font-size-asian="10.5pt" style:font-weight-asian="normal" style:font-size-complex="12pt" style:font-weight-complex="normal"/>
    </style:style>
    <style:style style:name="T22" style:family="text">
      <style:text-properties fo:font-size="12pt" fo:font-weight="normal" officeooo:rsid="003fa784" style:font-size-asian="10.5pt" style:font-weight-asian="normal" style:font-size-complex="12pt" style:font-weight-complex="normal"/>
    </style:style>
    <style:style style:name="T23" style:family="text">
      <style:text-properties fo:font-size="12pt" fo:font-weight="normal" officeooo:rsid="004145b3" style:font-size-asian="10.5pt" style:font-weight-asian="normal" style:font-size-complex="12pt" style:font-weight-complex="normal"/>
    </style:style>
    <style:style style:name="T24" style:family="text">
      <style:text-properties fo:font-size="12pt" fo:font-weight="normal" officeooo:rsid="0043377b" style:font-size-asian="10.5pt" style:font-weight-asian="normal" style:font-size-complex="12pt" style:font-weight-complex="normal"/>
    </style:style>
    <style:style style:name="T25" style:family="text">
      <style:text-properties fo:font-size="12pt" fo:font-weight="normal" officeooo:rsid="00452f46" style:font-size-asian="10.5pt" style:font-weight-asian="normal" style:font-size-complex="12pt" style:font-weight-complex="normal"/>
    </style:style>
    <style:style style:name="T26" style:family="text">
      <style:text-properties fo:font-size="12pt" fo:font-weight="normal" officeooo:rsid="0046f093" style:font-size-asian="10.5pt" style:font-weight-asian="normal" style:font-size-complex="12pt" style:font-weight-complex="normal"/>
    </style:style>
    <style:style style:name="T27" style:family="text">
      <style:text-properties fo:font-size="12pt" fo:font-weight="normal" officeooo:rsid="0047d219" style:font-size-asian="10.5pt" style:font-weight-asian="normal" style:font-size-complex="12pt" style:font-weight-complex="normal"/>
    </style:style>
    <style:style style:name="T28" style:family="text">
      <style:text-properties fo:font-size="12pt" fo:font-weight="normal" officeooo:rsid="0049ed62" style:font-size-asian="10.5pt" style:font-weight-asian="normal" style:font-size-complex="12pt" style:font-weight-complex="normal"/>
    </style:style>
    <style:style style:name="T29" style:family="text">
      <style:text-properties fo:font-size="12pt" fo:font-weight="normal" officeooo:rsid="004b007e" style:font-size-asian="10.5pt" style:font-weight-asian="normal" style:font-size-complex="12pt" style:font-weight-complex="normal"/>
    </style:style>
    <style:style style:name="T30" style:family="text">
      <style:text-properties fo:font-size="12pt" fo:font-weight="normal" officeooo:rsid="004cc5c2" style:font-size-asian="10.5pt" style:font-weight-asian="normal" style:font-size-complex="12pt" style:font-weight-complex="normal"/>
    </style:style>
    <style:style style:name="T31" style:family="text">
      <style:text-properties fo:font-size="12pt" fo:font-weight="normal" officeooo:rsid="004cd5d6" style:font-size-asian="10.5pt" style:font-weight-asian="normal" style:font-size-complex="12pt" style:font-weight-complex="normal"/>
    </style:style>
    <style:style style:name="T32" style:family="text">
      <style:text-properties fo:font-size="12pt" fo:font-weight="normal" officeooo:rsid="004e16e5" style:font-size-asian="10.5pt" style:font-weight-asian="normal" style:font-size-complex="12pt" style:font-weight-complex="normal"/>
    </style:style>
    <style:style style:name="T33" style:family="text">
      <style:text-properties fo:font-size="12pt" fo:font-weight="normal" officeooo:rsid="00500ddd" style:font-size-asian="10.5pt" style:font-weight-asian="normal" style:font-size-complex="12pt" style:font-weight-complex="normal"/>
    </style:style>
    <style:style style:name="T34" style:family="text">
      <style:text-properties fo:font-size="12pt" fo:font-weight="normal" officeooo:rsid="0050d452" style:font-size-asian="10.5pt" style:font-weight-asian="normal" style:font-size-complex="12pt" style:font-weight-complex="normal"/>
    </style:style>
    <style:style style:name="T35" style:family="text">
      <style:text-properties fo:font-size="12pt" fo:font-weight="normal" officeooo:rsid="0053a2f4" style:font-size-asian="10.5pt" style:font-weight-asian="normal" style:font-size-complex="12pt" style:font-weight-complex="normal"/>
    </style:style>
    <style:style style:name="T36" style:family="text">
      <style:text-properties fo:font-size="12pt" fo:font-weight="normal" officeooo:rsid="0054fbe7" style:font-size-asian="10.5pt" style:font-weight-asian="normal" style:font-size-complex="12pt" style:font-weight-complex="normal"/>
    </style:style>
    <style:style style:name="T37" style:family="text">
      <style:text-properties fo:font-size="12pt" fo:font-weight="normal" officeooo:rsid="00578481" style:font-size-asian="10.5pt" style:font-weight-asian="normal" style:font-size-complex="12pt" style:font-weight-complex="normal"/>
    </style:style>
    <style:style style:name="T38" style:family="text">
      <style:text-properties fo:font-size="12pt" style:font-size-asian="10.5pt" style:font-size-complex="12pt"/>
    </style:style>
    <style:style style:name="T39" style:family="text">
      <style:text-properties fo:font-size="12pt" officeooo:rsid="0053a2f4" style:font-size-asian="10.5pt" style:font-size-complex="12pt"/>
    </style:style>
    <style:style style:name="T40" style:family="text">
      <style:text-properties fo:font-size="12pt" officeooo:rsid="005a0906" style:font-size-asian="10.5pt" style:font-size-complex="12pt"/>
    </style:style>
    <style:style style:name="T41" style:family="text">
      <style:text-properties fo:font-size="12pt" officeooo:rsid="005a0bdf" style:font-size-asian="10.5pt" style:font-size-complex="12pt"/>
    </style:style>
    <style:style style:name="T42" style:family="text">
      <style:text-properties fo:font-size="12pt" officeooo:rsid="005d6275" style:font-size-asian="10.5pt" style:font-size-complex="12pt"/>
    </style:style>
    <style:style style:name="T43" style:family="text">
      <style:text-properties fo:font-size="12pt" officeooo:rsid="005f5d12" style:font-size-asian="10.5pt" style:font-size-complex="12pt"/>
    </style:style>
    <style:style style:name="T44" style:family="text">
      <style:text-properties officeooo:rsid="000c8535"/>
    </style:style>
    <style:style style:name="T45" style:family="text">
      <style:text-properties officeooo:rsid="000fe16f"/>
    </style:style>
    <style:style style:name="T46" style:family="text">
      <style:text-properties style:font-name="FreeMono"/>
    </style:style>
    <style:style style:name="T47" style:family="text">
      <style:text-properties style:font-name="FreeMono" officeooo:rsid="000c8535"/>
    </style:style>
    <style:style style:name="T48" style:family="text">
      <style:text-properties fo:font-style="italic" fo:font-weight="bold" officeooo:rsid="000bbd33" style:font-style-asian="italic" style:font-weight-asian="bold" style:font-style-complex="italic" style:font-weight-complex="bold"/>
    </style:style>
    <style:style style:name="T49" style:family="text">
      <style:text-properties officeooo:rsid="001f8ac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9cm" fo:text-indent="-0.635cm" fo:margin-left="2.15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6">Structure </text:span><text:span text:style-name="T47">du projet</text:span></text:p>
      <text:p text:style-name="P3"/>
      <text:list xml:id="list1828635049950271324" text:style-name="L3">
        <text:list-item>
          <text:p text:style-name="P9">main.c:</text:p>
        </text:list-item>
      </text:list>
      <text:p text:style-name="P5">Ce fichier sert simplement d’appel <text:span text:style-name="T45">de la fonction «startgame» servant à lancer le jeu. Il est donc le point d’ancrage du jeu lui donnant alors la plus haute place dans la structure du projet.</text:span></text:p>
      <text:p text:style-name="P5"><text:span text:style-name="T48"/></text:p>
      <text:list xml:id="list7202350099214847710" text:style-name="L6">
        <text:list-item>
          <text:p text:style-name="P6"><text:span text:style-name="T48">game.c game.h:</text:span></text:p>
        </text:list-item>
      </text:list>
      <text:p text:style-name="P7">Le jeu a un rôle d’encapsulation des autres modules du projet. Son objectif et des gérer les vues du jeu <text:span text:style-name="T49">et ainsi garder trace de la vue courante. Le jeu contient également les états partagés «SharedState» nécessairent aux autres vues.</text:span></text:p>
      <text:list xml:id="list647949715082809066" text:style-name="L1">
        <text:list-item>
          <text:p text:style-name="P10">board.h board.c:</text:p>
        </text:list-item>
      </text:list>
      <text:p text:style-name="P15"><text:span text:style-name="T3">Les fichiers board contiennent toutes les définitions et déclarations concernant l</text:span><text:span text:style-name="T4">e plateau du jeu. Le plateau est directement dépendant aux fichiers «image» ainsi que les fichiers «generator». Le plateau contient les mécaniques de jeu tel que les déplacements des tuiles, les intérations clavier et souris, la vérification du plateau.</text:span></text:p>
      <text:list xml:id="list9110742448424445236" text:style-name="L2">
        <text:list-item>
          <text:p text:style-name="P13"><text:span text:style-name="T2">image.h image.c:</text:span></text:p>
        </text:list-item>
      </text:list>
      <text:p text:style-name="P16"><text:span text:style-name="T5">Les fichiers «image» contiennent </text:span><text:span text:style-name="T6">les sources nécessairent </text:span><text:span text:style-name="T7">à la découpe de l’image </text:span><text:span text:style-name="T8">et de la gestion des uvs </text:span><text:span text:style-name="T9">des tuiles préalablement découpées.</text:span></text:p>
      <text:list xml:id="list221955312689448" text:continue-numbering="true" text:style-name="L2">
        <text:list-item>
          <text:p text:style-name="P13"><text:span text:style-name="T2">generator.h generator.c:</text:span></text:p>
        </text:list-item>
      </text:list>
      <text:p text:style-name="P17"><text:span text:style-name="T5">Le générateur </text:span><text:span text:style-name="T10">se charge simplement de mélanger </text:span><text:span text:style-name="T11">le plateau. </text:span><text:span text:style-name="T12">Il est donc dépendant des fichiers «board».</text:span></text:p>
      <text:list xml:id="list221954710352734" text:continue-numbering="true" text:style-name="L2">
        <text:list-item>
          <text:p text:style-name="P12"><text:span text:style-name="T2">views.h main_view.c score_view.c image_view.c size_view.c game_view.c:</text:span></text:p>
        </text:list-item>
      </text:list>
      <text:p text:style-name="P18"><text:span text:style-name="T5">Les fichiers «view» utilisent tous le même header </text:span><text:span text:style-name="T13">pour éviter un fichier trop gros </text:span><text:span text:style-name="T14">gérant la logique du jeu. </text:span><text:span text:style-name="T15">Chaque fichier contient </text:span><text:span text:style-name="T16">sa propre vue </text:span><text:span text:style-name="T17">qui a sa propre logique. </text:span><text:span text:style-name="T18">L’appel des vues est géré par le jeu.</text:span></text:p>
      <text:p text:style-name="P8"><text:tab/></text:p>
      <text:list xml:id="list221954556708159" text:continue-numbering="true" text:style-name="L2">
        <text:list-item>
          <text:p text:style-name="P11">coordinate.h coordinate.c:</text:p>
        </text:list-item>
      </text:list>
      <text:p text:style-name="P19"><text:span text:style-name="T5">Les coordonnées </text:span><text:span text:style-name="T19">tout ce qui est en lien avec </text:span><text:span text:style-name="T20">la géométrie </text:span><text:span text:style-name="T21">du jeu. </text:span><text:span text:style-name="T22">On y retrouve les vecteurs, les rectangles, </text:span><text:span text:style-name="T23">les directions ainsi que les conversion</text:span><text:span text:style-name="T25">s</text:span><text:span text:style-name="T23"> d’espace</text:span><text:span text:style-name="T25">s</text:span><text:span text:style-name="T23"> linéaire</text:span><text:span text:style-name="T25">s</text:span><text:span text:style-name="T23"> </text:span><text:span text:style-name="T24">en espace</text:span><text:span text:style-name="T25">s</text:span><text:span text:style-name="T24"> deux dimensions </text:span><text:span text:style-name="T26">utilisé </text:span><text:span text:style-name="T27">pour n’avoir à utiliser que des tableaux linéaires.</text:span><text:span text:style-name="T24"> </text:span></text:p>
      <text:list xml:id="list221954898173301" text:continue-numbering="true" text:style-name="L2">
        <text:list-item>
          <text:p text:style-name="P14"><text:span text:style-name="T2">window.h window.c:</text:span></text:p>
        </text:list-item>
      </text:list>
      <text:p text:style-name="P20"><text:span text:style-name="T5">Les fichiers fenêtre sont une simple abastraction de la bibliothèque graphique afin de simplifier </text:span><text:span text:style-name="T28">son utilisation. </text:span><text:span text:style-name="T29">Ainsi, </text:span><text:span text:style-name="T30">les fonctions d’affichage </text:span><text:span text:style-name="T31">et </text:span><text:span text:style-name="T32">les copies</text:span><text:span text:style-name="T31"> des buffers d’images </text:span><text:span text:style-name="T33">sont résumés en </text:span><text:span text:style-name="T34">deux fonctions entre lesquelles il faut dessiner (startDraw() et stopDraw()).</text:span></text:p>
      <text:list xml:id="list221955894340975" text:continue-numbering="true" text:style-name="L2">
        <text:list-item>
          <text:p text:style-name="P14"><text:span text:style-name="T2">ui.h ui.c:</text:span></text:p>
        </text:list-item>
      </text:list>
      <text:p text:style-name="P22"><text:span text:style-name="T5">L’interface utilisateur représente une partie importante dans le projet. </text:span><text:span text:style-name="T35">Le but a été de simplifier au maximum son utilisation </text:span><text:span text:style-name="T37">en passant par implementation d’une interface (au sens API). C</text:span><text:span text:style-name="T35">e qui rend </text:span><text:span text:style-name="T36">le code</text:span><text:span text:style-name="T35"> utilisable dans d’autres projets utilisant la bibliothèque graphique.</text:span></text:p>
      <text:p text:style-name="P21"><text:span text:style-name="T35"/></text:p>
      <text:list xml:id="list6692210964980221258" text:style-name="L7">
        <text:list-item>
          <text:p text:style-name="P24"><text:span text:style-name="T39">t</text:span><text:span text:style-name="T38">exture_def:</text:span></text:p>
        </text:list-item>
      </text:list>
      <text:p text:style-name="P23"><text:span text:style-name="T38">Ce fichier </text:span><text:span text:style-name="T40">contient les </text:span><text:span text:style-name="T41">constantes </text:span><text:span text:style-name="T42">des images utilisées. </text:span><text:span text:style-name="T43">Il sert de fichier ressource pour le jeu.</text:span></text:p>
      <text:p text:style-name="P4"><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0T20:47:30.396014660</meta:creation-date>
    <dc:date>2017-12-20T22:19:49.519985872</dc:date>
    <meta:editing-duration>PT1H31M43S</meta:editing-duration>
    <meta:editing-cycles>76</meta:editing-cycles>
    <meta:generator>LibreOffice/5.1.6.2$Linux_X86_64 LibreOffice_project/10m0$Build-2</meta:generator>
    <meta:document-statistic meta:table-count="0" meta:image-count="0" meta:object-count="0" meta:page-count="1" meta:paragraph-count="22" meta:word-count="371" meta:character-count="2366" meta:non-whitespace-character-count="2024"/>
  </office:meta>
</office:document-meta>
</file>